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font-name-complex="Liberation Sans"/>
    </style:style>
    <style:style style:name="P2" style:parent-style-name="Standard" style:family="paragraph">
      <style:text-properties style:font-name="Liberation Sans" style:font-name-complex="Liberation Sans"/>
    </style:style>
    <style:style style:name="P3" style:parent-style-name="Standard" style:family="paragraph">
      <style:text-properties style:font-name="Liberation Sans" style:font-name-complex="Liberation Sans"/>
    </style:style>
    <style:style style:name="P4" style:parent-style-name="Standard" style:family="paragraph">
      <style:text-properties style:font-name="Liberation Sans" style:font-name-complex="Liberation Sans"/>
    </style:style>
    <style:style style:name="T5" style:parent-style-name="DefaultParagraphFont" style:family="text">
      <style:text-properties style:font-name="Liberation Sans" style:font-name-complex="Liberation Sans" fo:font-style="italic" style:font-style-asian="italic"/>
    </style:style>
    <style:style style:name="T6" style:parent-style-name="DefaultParagraphFont" style:family="text">
      <style:text-properties style:font-name="Liberation Sans" style:font-name-complex="Liberation Sans" fo:font-weight="bold" style:font-weight-asian="bold" style:font-weight-complex="bold" fo:font-style="italic" style:font-style-asian="italic"/>
    </style:style>
    <style:style style:name="T7" style:parent-style-name="DefaultParagraphFont" style:family="text">
      <style:text-properties style:font-name="Liberation Sans" style:font-name-complex="Liberation Sans" fo:font-style="italic" style:font-style-asian="italic"/>
    </style:style>
  </office:automatic-styles>
  <office:body>
    <office:text text:use-soft-page-breaks="true">
      <text:p text:style-name="P1">Analysis of Algorithms</text:p>
      <text:p text:style-name="P2">Wesley Brown</text:p>
      <text:p text:style-name="P3">CS 221</text:p>
      <text:p text:style-name="P4"/>
      <text:p text:style-name="Standard"><text:span text:style-name="T5">Defend all answers based on specific references to the code. Do not count return statements or initialization of method arguments. You are<text:s/></text:span><text:span text:style-name="T6">strongly</text:span><text:span text:style-name="T7"><text:s/>encouraged to walk through algorithms in the debugger and to add statement-counting code to given methods to test and refine your analysis.</text:span></text:p>
      <text:h text:style-name="Heading1" text:outline-level="1">Algorithm: find()</text:h>
      <text:p text:style-name="Heading">Minimum Statements. How many statements would be executed in a call to find() when the array size<text:s/>is zero (n == 0)?</text:p>
      <text:p text:style-name="Textbody">Find() would start be creating int i=0 then would check to see if i&lt;array.length, which it wouldn’t be given that array.length == 0. <text:s/>The for loop would then end and the method would return -1. <text:s text:c="19"/>2 statements would be executed, 3 if you include the return statement.</text:p>
      <text:p text:style-name="Heading">Best Case Scenario. Under what conditions would the minimum number of statements be executed for an array where n is large? Where would the target element be located in the array? What is the growth function under these conditions?</text:p>
      <text:p text:style-name="Textbody">The Best Case Scenario for the find method would be if the value that is being searched for was at the front of the<text:s/>array. <text:s/>This would result 3 statements being executed, 4 if you include the return statement.<text:s/>The target would be the first element in the<text:s/>array<text:s/>and there would be a constant as the growth function because the method only needs to look through the first element of the<text:s/>array.</text:p>
      <text:p text:style-name="Heading">Worst Case Scenario. Under what conditions would the maximum number of statements be executed for an array where n is large? Where would the target element be located? What is the growth function under these conditions?</text:p>
      <text:p text:style-name="Textbody">The Worst Case Scenario for the find method would be if the element that is being searched for was at the end of the list, if you want something to be returned other than -1, or if the element being searched for was not in the list to begin with. <text:s/>If the element being searched for was at the end of the array then the method would initialize int I = 0 and would then check if it is less than the array.length. <text:s/>If i&lt;array.length is true then the method will check if<text:s/>the value at I is equivalent to the value being searched for. Given that this is the worst possible case the value will either not be found and the for loop will end then return -1 having called<text:s/>4n+2 statements, the other case would be if the value is found at the end of the array the return would be n-1 and will have called<text:s/>4n+1 statements.</text:p>
      <text:p text:style-name="Heading">Expected Average Case Scenario. Assuming a random array of unique elements and the target element is in the array, where would a target element be located on average? What is the expected average number of statements (the expected growth function) for a call to find()?</text:p>
      <text:p text:style-name="Textbody"/>
      <text:soft-page-break/>
      <text:p text:style-name="Textbody">To find the average case we need to see where the element would be located. <text:s/>I figured that based on a number of cases that the average spot of the searched element would be in the middle. <text:s/>This would mean that the growth of the equation would be half of the worst case scenario when an element is in the list. <text:s/>Based on that the average number of cases would be<text:s/>2n+1. This would be 1 for the int I = 0; n times for i&lt;array.length, n times for i++, and n times for the if statement. <text:s/>These would then be halved because it would be found half way through the array size so we would divide the 1+n+n+n+n by 2.</text:p>
      <text:p text:style-name="Heading">What is the runtime order (big-O) of find() based on the above growth functions?</text:p>
      <text:p text:style-name="Textbody">Based on the totals found in the worst case scenario we know that the worst case, what<text:s/>big-O represents is 4n+2. By using big-O notation we would get our runtime as O(n).</text:p>
      <text:h text:style-name="Heading1" text:outline-level="1">Algorithm: replaceAll()</text:h>
      <text:p text:style-name="Heading">Minimum Statements. How many statements would be executed in a call to replaceAll() when the array size is zero (n == 0)?</text:p>
      <text:p text:style-name="Textbody">Based on our calculations form the Minimum statements section for the find() method we then add in the creation of the int index as well as the check for the while loop giving us our minimum statements as 5.</text:p>
      <text:p text:style-name="Heading">Best Case Scenario. Under what conditions would the minimum number of statements be executed for an array where n is large? How many occurrences of the oldValue element would be in the array? Where would it/they be located in the array? What is the growth function under these conditions?</text:p>
      <text:p text:style-name="Textbody">We already know the best case for the find method so we just need to find the<text:s/>what the best case scenario is for the reaplaceAll() method. <text:s/>This would be if either the element that we are looking for is in the first section of the array. <text:s/>If the value is in the first node of the array then we know it is 1 for the int index, 3 for the find(), 1 for the check 1 to swap in the new value, 3 for the find(), 1 more for the check. <text:s/>This all adds up to a total of 10 statements for the entire method if the value is in the front of the array.</text:p>
      <text:p text:style-name="Heading">Worst Case<text:s/>Scenario. Assuming newValue and oldValue are not equal, under what conditions would the maximum number of statements be executed for an array where n is large? How many occurrences of oldValue are in the array? Where would it/they be located? What is the growth function under these conditions?</text:p>
      <text:p text:style-name="Textbody">The worst scenario would be if every spot in an array of size n holds the old value that needs to be swapped.<text:s text:c="2"/>This means that all nodes in the array from 0 through n would have the oldValue that needs to be swapped. <text:s/>This would mean that there would one case for creating the int index 1, one run of the find method for 3 statements, n+1 amounts of checks because it will work each time until the end of the array is reached where it will check one more time and fail. <text:s/>Then array at index would be ran n times, and index would be set to find n times. <text:s/>Find would then run 3 more statements each time that it gets ran making it 3n while in the while loop. <text:s/>This would all add up to being (4+(n+1)*(n+n+3n) for a total of 4+5n+5n^2 statements.</text:p>
      <text:soft-page-break/>
      <text:p text:style-name="Heading">Expected Average Case Scenario. Assuming a random array of unique elements and oldValue is a value in the array, what is the average number of statements (the expected growth function) for a call to replaceAll()?</text:p>
      <text:p text:style-name="Textbody">The average cost of running the replace all method would be found by seeing how far into the array the first find method that is called would need to look. <text:s/>The math would be 1 for the int index, then would be 2n+1 for the average runtime of the find method. We would then check with the while loop, swap the value and run the find method, which will return -1, then exit the while loop with another check. <text:s/>The total 1+2n+1+1+1+1+3+1 = 2n+9</text:p>
      <text:p text:style-name="Heading">What is the runtime order (big-O) of replaceAll() based on the above growth functions?</text:p>
      <text:p text:style-name="Textbody">If we use the worst case scenario to find the big-O of the method<text:s/>we find that the big-O of the method is O(n^2). <text:s/>This is because in the earlier calculation of <text:s/>the statements I found that there wash a worse case that had 5n^2 statements which then creates the basis for out Big-O notation.</text:p>
      <text:h text:style-name="Heading1" text:outline-level="1">Algorithm: sortIt()</text:h>
      <text:p text:style-name="Heading">Minimum Statements. How many statements would be executed in a call to sortIt() when the array size is zero (n == 0) or one (n == 1)?</text:p>
      <text:p text:style-name="Textbody"/>
      <text:p text:style-name="Textbody">The minimum number of statements would be 2. <text:s/>This would be the statement to create next = 1 and the check of next&lt;array.length. <text:s/>This is the case if n==0 or if n==1.</text:p>
      <text:p text:style-name="Heading">Best Case Scenario. Under what conditions would the minimum number of statements be executed for an array where n is large? Would the algorithm execute a different number of statements if the elements in the array were already in sorted order? Reverse order? Random order? All the same? What is the growth function under the best case conditions?</text:p>
      <text:p text:style-name="Textbody">The best case scenario for the sortIt method would be if the array that is passed in was already sorted in ascending order. This is because the array checks to see if the current value is less then the value located one index less than its current position. This would mean that there is 1 statement to create next, n-1 statements for the array length, and n statements to increment next++. <text:s/>Then there will be n times to create and set value as well as n times to create and set index. Finally because it is already sorted the while loop will only make checks so it will run n times and the array[index] will be set to value n times. The total number of times that this will run will be 1+n-1+n+n+n+n+n = 6n total statements.</text:p>
      <text:p text:style-name="Heading">Worst Case Scenario. Under what conditions would the maximum number of statements be executed for an array where n is large? (Already in some kind of sorted order? Duplicates?) What is the growth function under the worst case conditions?</text:p>
      <text:p text:style-name="Textbody">The worst case scenario would be if the array is sorted in reverse order of how the sortIt method<text:s/><text:soft-page-break/>would like it to be, meaning from greatest to least. <text:s/>This would mean that the int next would run once, next&lt;array.length would run n-1 times, and next ++ would run n times. <text:s/>Then creating and setting both int value and int index would both run n times. <text:s/>The while loop would check the value n times and the array swap and index decrement statements would both run n times. Then array[index] = value will also run n times. This would add up to 1+n-1+n+n+n+n(n+n)+n = 5n+2n^2<text:s/>statements.</text:p>
      <text:p text:style-name="Heading">Expected Average Case Scenario. Assuming a random array of unique elements, what is the expected average number of statements (the expected growth function) for a call to sortIt()?</text:p>
      <text:p text:style-name="Textbody">The average case for this scenario would run<text:s/>with having the elements in a random order with some in the correct place and others not. <text:s/>Over all this would mean that on average about half of the values would make the while loop run while the other half would be in or near their correct locations. Based on that the sortIt method would run roughly 5n+n^2 statements.</text:p>
      <text:p text:style-name="Heading">What is the runtime order (big-O) of sortIt() based on the above growth functions?</text:p>
      <text:p text:style-name="Textbody">Based on the runtime of the worst case as well as the runtime of the best case scenarios then the big-O of the sortIt method would be O(n^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esley Brown</dc:creator>
    <meta:creation-date>2020-02-20T22:39:00Z</meta:creation-date>
    <dc:date>2020-02-22T06:42:00Z</dc:date>
    <meta:template xlink:href="Normal.dotm" xlink:type="simple"/>
    <meta:editing-cycles>6</meta:editing-cycles>
    <meta:editing-duration>PT115440S</meta:editing-duration>
    <meta:document-statistic meta:page-count="4" meta:paragraph-count="19" meta:word-count="1461" meta:character-count="9776" meta:row-count="69" meta:non-whitespace-character-count="8334"/>
  </office:meta>
</office:document-meta>
</file>